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Dados AM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ateristica V-I</text:p>
          </table:table-cell>
          <table:table-cell table:number-columns-repeated="7"/>
          <table:table-cell office:value-type="string" calcext:value-type="string">
            <text:p><text:s/>→ 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3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/>
          <table:table-cell table:number-columns-repeated="2" office:value-type="string" calcext:value-type="string">
            <text:p>Rmin →(ohm)</text:p>
          </table:table-cell>
          <table:table-cell office:value-type="string" calcext:value-type="string">
            <text:p>Rmin med(ohm)</text:p>
          </table:table-cell>
          <table:table-cell/>
        </table:table-row>
        <table:table-row table:style-name="ro1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number-columns-repeated="2" office:value-type="float" office:value="0.003871" calcext:value-type="float">
            <text:p>0.003871</text:p>
          </table:table-cell>
          <table:table-cell office:value-type="float" office:value="51" calcext:value-type="float">
            <text:p>51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87" calcext:value-type="float">
            <text:p>0.00387</text:p>
          </table:table-cell>
          <table:table-cell/>
          <table:table-cell office:value-type="float" office:value="3.8702259548" calcext:value-type="float">
            <text:p>3.8702259548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3.8697260548" calcext:value-type="float">
            <text:p>3.86972605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483" calcext:value-type="float">
            <text:p>39.48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44552675" calcext:value-type="float">
            <text:p>3.944552675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/>
          <table:table-cell table:number-columns-repeated="2" office:value-type="string" calcext:value-type="string">
            <text:p>Rmax → (ohm)</text:p>
          </table:table-cell>
          <table:table-cell office:value-type="string" calcext:value-type="string">
            <text:p>Rmax med(ohm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1.578" calcext:value-type="float">
            <text:p>31.5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0802059" calcext:value-type="float">
            <text:p>3.9450802059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49" calcext:value-type="float">
            <text:p>49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58" calcext:value-type="float">
            <text:p>0.003958</text:p>
          </table:table-cell>
          <table:table-cell/>
          <table:table-cell office:value-type="float" office:value="3.9592081584" calcext:value-type="float">
            <text:p>3.9592081584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3.9582083583" calcext:value-type="float">
            <text:p>3.958208358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667" calcext:value-type="float">
            <text:p>23.66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6314877" calcext:value-type="float">
            <text:p>3.9446314877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string" calcext:value-type="string">
            <text:p>dR → (ohm)</text:p>
          </table:table-cell>
          <table:table-cell office:value-type="string" calcext:value-type="string">
            <text:p>dR ← (ohm)</text:p>
          </table:table-cell>
          <table:table-cell office:value-type="string" calcext:value-type="string">
            <text:p>dR(ohm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775" calcext:value-type="float">
            <text:p>15.77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736184" calcext:value-type="float">
            <text:p>3.944736184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889822036" calcext:value-type="float">
            <text:p>0.0889822036</text:p>
          </table:table-cell>
          <table:table-cell office:value-type="float" office:value="0.0879824035" calcext:value-type="float">
            <text:p>0.0879824035</text:p>
          </table:table-cell>
          <table:table-cell office:value-type="float" office:value="0.0884823035" calcext:value-type="float">
            <text:p>0.08848230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4" calcext:value-type="float">
            <text:p>7.89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8162551" calcext:value-type="float">
            <text:p>3.9458162551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3333333333" calcext:value-type="float">
            <text:p>3.3333333333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rro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6" calcext:value-type="float">
            <text:p>-7.89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8" calcext:value-type="float">
            <text:p>3.948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864" calcext:value-type="float">
            <text:p>-15.86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55178776" calcext:value-type="float">
            <text:p>3.9555178776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table:number-columns-repeated="2" office:value-type="string" calcext:value-type="string">
            <text:p>eRmin →(ohm)</text:p>
          </table:table-cell>
          <table:table-cell office:value-type="string" calcext:value-type="string">
            <text:p>eRmin med(ohm)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76606863" calcext:value-type="float">
            <text:p>3.9576606863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013867452" calcext:value-type="float">
            <text:p>0.0013867452</text:p>
          </table:table-cell>
          <table:table-cell office:value-type="float" office:value="0.0013866453" calcext:value-type="float">
            <text:p>0.0013866453</text:p>
          </table:table-cell>
          <table:table-cell office:value-type="float" office:value="0.0013866953" calcext:value-type="float">
            <text:p>0.0013866953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.0837872957" calcext:value-type="float">
            <text:p>4.0837872957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table:number-columns-repeated="2" office:value-type="string" calcext:value-type="string">
            <text:p>eRmax → (ohm)</text:p>
          </table:table-cell>
          <table:table-cell office:value-type="string" calcext:value-type="string">
            <text:p>eRmax med(ohm)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626" calcext:value-type="float">
            <text:p>-39.62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601842876" calcext:value-type="float">
            <text:p>3.9601842876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13956417" calcext:value-type="float">
            <text:p>0.0013956417</text:p>
          </table:table-cell>
          <table:table-cell office:value-type="float" office:value="0.0013954418" calcext:value-type="float">
            <text:p>0.0013954418</text:p>
          </table:table-cell>
          <table:table-cell office:value-type="float" office:value="0.0013955417" calcext:value-type="float">
            <text:p>0.0013955417</text:p>
          </table:table-cell>
          <table:table-cell/>
        </table:table-row>
        <table:table-row table:style-name="ro1">
          <table:table-cell table:number-columns-repeated="9"/>
          <table:table-cell office:value-type="float" office:value="-38" calcext:value-type="float">
            <text:p>-3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dR → (ohm)</text:p>
          </table:table-cell>
          <table:table-cell office:value-type="string" calcext:value-type="string">
            <text:p>edR ← (ohm)</text:p>
          </table:table-cell>
          <table:table-cell office:value-type="string" calcext:value-type="string">
            <text:p>edR(ohm)</text:p>
          </table:table-cell>
          <table:table-cell/>
        </table:table-row>
        <table:table-row table:style-name="ro1">
          <table:table-cell table:number-columns-repeated="9"/>
          <table:table-cell office:value-type="float" office:value="-37" calcext:value-type="float">
            <text:p>-3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2782387" calcext:value-type="float">
            <text:p>0.002782387</text:p>
          </table:table-cell>
          <table:table-cell office:value-type="float" office:value="0.002782087" calcext:value-type="float">
            <text:p>0.002782087</text:p>
          </table:table-cell>
          <table:table-cell office:value-type="float" office:value="0.00278224" calcext:value-type="float">
            <text:p>0.00278224</text:p>
          </table:table-cell>
          <table:table-cell/>
        </table:table-row>
        <table:table-row table:style-name="ro1">
          <table:table-cell table:number-columns-repeated="9"/>
          <table:table-cell office:value-type="float" office:value="-36" calcext:value-type="float">
            <text:p>-3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rros</text:p>
          </table:table-cell>
          <table:table-cell table:number-columns-repeated="7"/>
          <table:table-cell office:value-type="float" office:value="-35" calcext:value-type="float">
            <text:p>-3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(V)</text:p>
          </table:table-cell>
          <table:table-cell office:value-type="string" calcext:value-type="string">
            <text:p>eH(Oe)</text:p>
          </table:table-cell>
          <table:table-cell office:value-type="string" calcext:value-type="string">
            <text:p>eI(A)</text:p>
          </table:table-cell>
          <table:table-cell table:number-columns-repeated="5"/>
          <table:table-cell office:value-type="float" office:value="-34" calcext:value-type="float">
            <text:p>-3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</table:table-row>
        <table:table-row table:style-name="ro1">
          <table:table-cell/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b(Ohm erg^-2 cm^6)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I(A)</text:p>
          </table:table-cell>
          <table:table-cell table:number-columns-repeated="7"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0.00000000851" office:value-type="float" office:value="0.00000000851" calcext:value-type="float">
            <text:p>8.51E-009</text:p>
          </table:table-cell>
          <table:table-cell table:style-name="ce2" table:formula="of:=0.000000008814" office:value-type="float" office:value="0.000000008814" calcext:value-type="float">
            <text:p>8.814E-009</text:p>
          </table:table-cell>
          <table:table-cell table:formula="of:=0.000000009782" office:value-type="float" office:value="0.000000009782" calcext:value-type="float">
            <text:p>9.782E-009</text:p>
          </table:table-cell>
          <table:table-cell table:style-name="ce3" office:value-type="float" office:value="0.00000001029" calcext:value-type="float">
            <text:p>1.03E-008</text:p>
          </table:table-cell>
        </table:table-row>
        <table:table-row table:style-name="ro1">
          <table:table-cell/>
          <table:table-cell office:value-type="float" office:value="0.0010002" calcext:value-type="float">
            <text:p>0.0010002</text:p>
          </table:table-cell>
          <table:table-cell table:number-columns-repeated="7"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Ku(erg cm^-3)</text:p>
          </table:table-cell>
          <table:covered-table-cell table:number-columns-repeated="3"/>
        </table:table-row>
        <table:table-row table:style-name="ro1">
          <table:table-cell table:number-columns-repeated="9"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SQRT([.Q10]/[.Q24])" office:value-type="float" office:value="3233.6037384759" calcext:value-type="float">
            <text:p>3233.6037384759</text:p>
          </table:table-cell>
          <table:table-cell table:formula="of:=SQRT([.R10]/[.R24])" office:value-type="float" office:value="3159.44927996419" calcext:value-type="float">
            <text:p>3159.4492799642</text:p>
          </table:table-cell>
          <table:table-cell table:formula="of:=SQRT([.Q10]/[.S24])" office:value-type="float" office:value="3016.04452821856" calcext:value-type="float">
            <text:p>3016.0445282186</text:p>
          </table:table-cell>
          <table:table-cell table:formula="of:=SQRT([.R10]/[.T24])" office:value-type="float" office:value="2924.08655260965" calcext:value-type="float">
            <text:p>2924.0865526097</text:p>
          </table:table-cell>
        </table:table-row>
        <table:table-row table:style-name="ro1">
          <table:table-cell table:number-columns-repeated="9"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Chi^2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a Plot</text:p>
          </table:table-cell>
          <table:table-cell table:number-columns-repeated="8"/>
          <table:table-cell office:value-type="float" office:value="-28" calcext:value-type="float">
            <text:p>-2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formula="of:=7.37" office:value-type="float" office:value="7.37" calcext:value-type="float">
            <text:p>7.37</text:p>
          </table:table-cell>
          <table:table-cell office:value-type="float" office:value="3.63" calcext:value-type="float">
            <text:p>3.63</text:p>
          </table:table-cell>
          <table:table-cell table:formula="of:=56.93/8" office:value-type="float" office:value="7.11625" calcext:value-type="float">
            <text:p>7.11625</text:p>
          </table:table-cell>
          <table:table-cell table:formula="of:=20.16/8" office:value-type="float" office:value="2.52" calcext:value-type="float">
            <text:p>2.52</text:p>
          </table:table-cell>
        </table:table-row>
        <table:table-row table:style-name="ro1">
          <table:table-cell table:number-columns-repeated="9"/>
          <table:table-cell office:value-type="float" office:value="-27" calcext:value-type="float">
            <text:p>-2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 table:number-columns-repeated="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51" calcext:value-type="float">
            <text:p>5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3874" calcext:value-type="float">
            <text:p>0.003874</text:p>
          </table:table-cell>
          <table:table-cell table:number-columns-repeated="6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3874" calcext:value-type="float">
            <text:p>0.003874</text:p>
          </table:table-cell>
          <table:table-cell table:number-columns-repeated="6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9" calcext:value-type="float">
            <text:p>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 table:number-columns-repeated="6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8" calcext:value-type="float">
            <text:p>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 table:number-columns-repeated="6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7" calcext:value-type="float">
            <text:p>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3875" calcext:value-type="float">
            <text:p>0.003875</text:p>
          </table:table-cell>
          <table:table-cell table:number-columns-repeated="6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3875" calcext:value-type="float">
            <text:p>0.003875</text:p>
          </table:table-cell>
          <table:table-cell table:number-columns-repeated="6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3876" calcext:value-type="float">
            <text:p>0.003876</text:p>
          </table:table-cell>
          <table:table-cell table:number-columns-repeated="6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3876" calcext:value-type="float">
            <text:p>0.003876</text:p>
          </table:table-cell>
          <table:table-cell table:number-columns-repeated="6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3" calcext:value-type="float">
            <text:p>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3876" calcext:value-type="float">
            <text:p>0.003876</text:p>
          </table:table-cell>
          <table:table-cell table:number-columns-repeated="6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2" calcext:value-type="float">
            <text:p>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3877" calcext:value-type="float">
            <text:p>0.003877</text:p>
          </table:table-cell>
          <table:table-cell table:number-columns-repeated="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3878" calcext:value-type="float">
            <text:p>0.003878</text:p>
          </table:table-cell>
          <table:table-cell table:number-columns-repeated="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0" calcext:value-type="float">
            <text:p>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3878" calcext:value-type="float">
            <text:p>0.003878</text:p>
          </table:table-cell>
          <table:table-cell table:number-columns-repeated="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9" calcext:value-type="float">
            <text:p>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388" calcext:value-type="float">
            <text:p>0.00388</text:p>
          </table:table-cell>
          <table:table-cell table:number-columns-repeated="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8" calcext:value-type="float">
            <text:p>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3881" calcext:value-type="float">
            <text:p>0.003881</text:p>
          </table:table-cell>
          <table:table-cell table:number-columns-repeated="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83" calcext:value-type="float">
            <text:p>0.003883</text:p>
          </table:table-cell>
          <table:table-cell table:number-columns-repeated="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3884" calcext:value-type="float">
            <text:p>0.003884</text:p>
          </table:table-cell>
          <table:table-cell table:number-columns-repeated="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3886" calcext:value-type="float">
            <text:p>0.003886</text:p>
          </table:table-cell>
          <table:table-cell table:number-columns-repeated="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389" calcext:value-type="float">
            <text:p>0.00389</text:p>
          </table:table-cell>
          <table:table-cell table:number-columns-repeated="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0.003901" calcext:value-type="float">
            <text:p>0.0039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3893" calcext:value-type="float">
            <text:p>0.003893</text:p>
          </table:table-cell>
          <table:table-cell table:number-columns-repeated="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39" calcext:value-type="float">
            <text:p>0.0039</text:p>
          </table:table-cell>
          <table:table-cell table:number-columns-repeated="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1" calcext:value-type="float">
            <text:p>31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0.003921" calcext:value-type="float">
            <text:p>0.0039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3905" calcext:value-type="float">
            <text:p>0.003905</text:p>
          </table:table-cell>
          <table:table-cell table:number-columns-repeated="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0" calcext:value-type="float">
            <text:p>3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0.003931" calcext:value-type="float">
            <text:p>0.0039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3915" calcext:value-type="float">
            <text:p>0.003915</text:p>
          </table:table-cell>
          <table:table-cell table:number-columns-repeated="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0.003942" calcext:value-type="float">
            <text:p>0.0039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3924" calcext:value-type="float">
            <text:p>0.003924</text:p>
          </table:table-cell>
          <table:table-cell table:number-columns-repeated="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003954" calcext:value-type="float">
            <text:p>0.0039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3937" calcext:value-type="float">
            <text:p>0.003937</text:p>
          </table:table-cell>
          <table:table-cell table:number-columns-repeated="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.003959" calcext:value-type="float">
            <text:p>0.003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3942" calcext:value-type="float">
            <text:p>0.003942</text:p>
          </table:table-cell>
          <table:table-cell table:number-columns-repeated="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6" calcext:value-type="float">
            <text:p>26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6.22E-015" calcext:value-type="float">
            <text:p>-6.22E-015</text:p>
          </table:table-cell>
          <table:table-cell office:value-type="float" office:value="0.00396" calcext:value-type="float">
            <text:p>0.003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3953" calcext:value-type="float">
            <text:p>0.003953</text:p>
          </table:table-cell>
          <table:table-cell table:number-columns-repeated="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5" calcext:value-type="float">
            <text:p>25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3956" calcext:value-type="float">
            <text:p>0.003956</text:p>
          </table:table-cell>
          <table:table-cell/>
          <table:table-cell office:value-type="float" office:value="-6.22E-015" calcext:value-type="float">
            <text:p>-6.22E-015</text:p>
          </table:table-cell>
          <table:table-cell office:value-type="float" office:value="0.003957" calcext:value-type="float">
            <text:p>0.003957</text:p>
          </table:table-cell>
          <table:table-cell table:number-columns-repeated="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03946" calcext:value-type="float">
            <text:p>0.00394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003958" calcext:value-type="float">
            <text:p>0.003958</text:p>
          </table:table-cell>
          <table:table-cell table:number-columns-repeated="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394" calcext:value-type="float">
            <text:p>0.0039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003955" calcext:value-type="float">
            <text:p>0.003955</text:p>
          </table:table-cell>
          <table:table-cell table:number-columns-repeated="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2" calcext:value-type="float">
            <text:p>22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03926" calcext:value-type="float">
            <text:p>0.00392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003943" calcext:value-type="float">
            <text:p>0.003943</text:p>
          </table:table-cell>
          <table:table-cell table:number-columns-repeated="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1" calcext:value-type="float">
            <text:p>21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3918" calcext:value-type="float">
            <text:p>0.00391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003933" calcext:value-type="float">
            <text:p>0.003933</text:p>
          </table:table-cell>
          <table:table-cell table:number-columns-repeated="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20" calcext:value-type="float">
            <text:p>20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3908" calcext:value-type="float">
            <text:p>0.00390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003922" calcext:value-type="float">
            <text:p>0.003922</text:p>
          </table:table-cell>
          <table:table-cell table:number-columns-repeated="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19" calcext:value-type="float">
            <text:p>19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3902" calcext:value-type="float">
            <text:p>0.00390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 table:number-columns-repeated="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8" calcext:value-type="float">
            <text:p>18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3896" calcext:value-type="float">
            <text:p>0.00389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0.003902" calcext:value-type="float">
            <text:p>0.003902</text:p>
          </table:table-cell>
          <table:table-cell table:number-columns-repeated="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7" calcext:value-type="float">
            <text:p>17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 table:number-columns-repeated="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16" calcext:value-type="float">
            <text:p>16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889" calcext:value-type="float">
            <text:p>0.003889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 table:number-columns-repeated="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15" calcext:value-type="float">
            <text:p>15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03887" calcext:value-type="float">
            <text:p>0.00388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 table:number-columns-repeated="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14" calcext:value-type="float">
            <text:p>14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 table:number-columns-repeated="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13" calcext:value-type="float">
            <text:p>13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 table:number-columns-repeated="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12" calcext:value-type="float">
            <text:p>12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03882" calcext:value-type="float">
            <text:p>0.003882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0.00388" calcext:value-type="float">
            <text:p>0.00388</text:p>
          </table:table-cell>
          <table:table-cell table:number-columns-repeated="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11" calcext:value-type="float">
            <text:p>11</text:p>
          </table:table-cell>
          <table:table-cell office:value-type="float" office:value="3.8832233553" calcext:value-type="float">
            <text:p>3.8832233553</text:p>
          </table:table-cell>
          <table:table-cell office:value-type="float" office:value="0.0013880447" calcext:value-type="float">
            <text:p>0.00138804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 table:number-columns-repeated="6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office:value-type="float" office:value="10" calcext:value-type="float">
            <text:p>10</text:p>
          </table:table-cell>
          <table:table-cell office:value-type="float" office:value="3.8852229554" calcext:value-type="float">
            <text:p>3.8852229554</text:p>
          </table:table-cell>
          <table:table-cell office:value-type="float" office:value="0.0013882446" calcext:value-type="float">
            <text:p>0.001388244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0388" calcext:value-type="float">
            <text:p>0.00388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office:value-type="float" office:value="9" calcext:value-type="float">
            <text:p>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 table:number-columns-repeated="6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00219956" calcext:value-type="float">
            <text:p>3.900219956</text:p>
          </table:table-cell>
          <table:table-cell office:value-type="float" office:value="0.001389744" calcext:value-type="float">
            <text:p>0.001389744</text:p>
          </table:table-cell>
          <table:table-cell office:value-type="float" office:value="8" calcext:value-type="float">
            <text:p>8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 table:number-columns-repeated="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office:value-type="float" office:value="7" calcext:value-type="float">
            <text:p>7</text:p>
          </table:table-cell>
          <table:table-cell office:value-type="float" office:value="3.899220156" calcext:value-type="float">
            <text:p>3.899220156</text:p>
          </table:table-cell>
          <table:table-cell office:value-type="float" office:value="0.0013896441" calcext:value-type="float">
            <text:p>0.001389644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 table:number-columns-repeated="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202159568" calcext:value-type="float">
            <text:p>3.9202159568</text:p>
          </table:table-cell>
          <table:table-cell office:value-type="float" office:value="0.0013917432" calcext:value-type="float">
            <text:p>0.0013917432</text:p>
          </table:table-cell>
          <table:table-cell office:value-type="float" office:value="6" calcext:value-type="float">
            <text:p>6</text:p>
          </table:table-cell>
          <table:table-cell office:value-type="float" office:value="3.9042191562" calcext:value-type="float">
            <text:p>3.9042191562</text:p>
          </table:table-cell>
          <table:table-cell office:value-type="float" office:value="0.0013901439" calcext:value-type="float">
            <text:p>0.001390143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302139572" calcext:value-type="float">
            <text:p>3.9302139572</text:p>
          </table:table-cell>
          <table:table-cell office:value-type="float" office:value="0.0013927428" calcext:value-type="float">
            <text:p>0.0013927428</text:p>
          </table:table-cell>
          <table:table-cell office:value-type="float" office:value="5" calcext:value-type="float">
            <text:p>5</text:p>
          </table:table-cell>
          <table:table-cell office:value-type="float" office:value="3.9142171566" calcext:value-type="float">
            <text:p>3.9142171566</text:p>
          </table:table-cell>
          <table:table-cell office:value-type="float" office:value="0.0013911435" calcext:value-type="float">
            <text:p>0.001391143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 table:number-columns-repeated="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office:value-type="float" office:value="4" calcext:value-type="float">
            <text:p>4</text:p>
          </table:table-cell>
          <table:table-cell office:value-type="float" office:value="3.9232153569" calcext:value-type="float">
            <text:p>3.9232153569</text:p>
          </table:table-cell>
          <table:table-cell office:value-type="float" office:value="0.0013920431" calcext:value-type="float">
            <text:p>0.001392043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 table:number-columns-repeated="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532093581" calcext:value-type="float">
            <text:p>3.9532093581</text:p>
          </table:table-cell>
          <table:table-cell office:value-type="float" office:value="0.0013950419" calcext:value-type="float">
            <text:p>0.0013950419</text:p>
          </table:table-cell>
          <table:table-cell office:value-type="float" office:value="3" calcext:value-type="float">
            <text:p>3</text:p>
          </table:table-cell>
          <table:table-cell office:value-type="float" office:value="3.9362127574" calcext:value-type="float">
            <text:p>3.9362127574</text:p>
          </table:table-cell>
          <table:table-cell office:value-type="float" office:value="0.0013933426" calcext:value-type="float">
            <text:p>0.001393342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0.003873" calcext:value-type="float">
            <text:p>0.003873</text:p>
          </table:table-cell>
          <table:table-cell table:number-columns-repeated="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582083583" calcext:value-type="float">
            <text:p>3.9582083583</text:p>
          </table:table-cell>
          <table:table-cell office:value-type="float" office:value="0.0013955417" calcext:value-type="float">
            <text:p>0.0013955417</text:p>
          </table:table-cell>
          <table:table-cell office:value-type="float" office:value="2" calcext:value-type="float">
            <text:p>2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0.003873" calcext:value-type="float">
            <text:p>0.003873</text:p>
          </table:table-cell>
          <table:table-cell table:number-columns-repeated="6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3.9592081584" calcext:value-type="float">
            <text:p>3.9592081584</text:p>
          </table:table-cell>
          <table:table-cell office:value-type="float" office:value="0.0013956417" calcext:value-type="float">
            <text:p>0.0013956417</text:p>
          </table:table-cell>
          <table:table-cell office:value-type="float" office:value="1" calcext:value-type="float">
            <text:p>1</text:p>
          </table:table-cell>
          <table:table-cell office:value-type="float" office:value="3.9522095581" calcext:value-type="float">
            <text:p>3.9522095581</text:p>
          </table:table-cell>
          <table:table-cell office:value-type="float" office:value="0.001394942" calcext:value-type="float">
            <text:p>0.00139494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552089582" calcext:value-type="float">
            <text:p>3.9552089582</text:p>
          </table:table-cell>
          <table:table-cell office:value-type="float" office:value="0.0013952418" calcext:value-type="float">
            <text:p>0.0013952418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562087582" calcext:value-type="float">
            <text:p>3.9562087582</text:p>
          </table:table-cell>
          <table:table-cell office:value-type="float" office:value="0.0013953418" calcext:value-type="float">
            <text:p>0.001395341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452109578" calcext:value-type="float">
            <text:p>3.9452109578</text:p>
          </table:table-cell>
          <table:table-cell office:value-type="float" office:value="0.0013942422" calcext:value-type="float">
            <text:p>0.0013942422</text:p>
          </table:table-cell>
          <table:table-cell office:value-type="float" office:value="-1" calcext:value-type="float">
            <text:p>-1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0.0013954418" calcext:value-type="float">
            <text:p>0.001395441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392121576" calcext:value-type="float">
            <text:p>3.9392121576</text:p>
          </table:table-cell>
          <table:table-cell office:value-type="float" office:value="0.0013936425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542091582" calcext:value-type="float">
            <text:p>3.9542091582</text:p>
          </table:table-cell>
          <table:table-cell office:value-type="float" office:value="0.0013951419" calcext:value-type="float">
            <text:p>0.001395141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25214957" calcext:value-type="float">
            <text:p>3.925214957</text:p>
          </table:table-cell>
          <table:table-cell office:value-type="float" office:value="0.001392243" calcext:value-type="float">
            <text:p>0.001392243</text:p>
          </table:table-cell>
          <table:table-cell office:value-type="float" office:value="-3" calcext:value-type="float">
            <text:p>-3</text:p>
          </table:table-cell>
          <table:table-cell office:value-type="float" office:value="3.9422115577" calcext:value-type="float">
            <text:p>3.9422115577</text:p>
          </table:table-cell>
          <table:table-cell office:value-type="float" office:value="0.0013939424" calcext:value-type="float">
            <text:p>0.001393942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172165567" calcext:value-type="float">
            <text:p>3.9172165567</text:p>
          </table:table-cell>
          <table:table-cell office:value-type="float" office:value="0.0013914434" calcext:value-type="float">
            <text:p>0.0013914434</text:p>
          </table:table-cell>
          <table:table-cell office:value-type="float" office:value="-4" calcext:value-type="float">
            <text:p>-4</text:p>
          </table:table-cell>
          <table:table-cell office:value-type="float" office:value="3.9322135573" calcext:value-type="float">
            <text:p>3.9322135573</text:p>
          </table:table-cell>
          <table:table-cell office:value-type="float" office:value="0.0013929428" calcext:value-type="float">
            <text:p>0.001392942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072185563" calcext:value-type="float">
            <text:p>3.9072185563</text:p>
          </table:table-cell>
          <table:table-cell office:value-type="float" office:value="0.0013904438" calcext:value-type="float">
            <text:p>0.0013904438</text:p>
          </table:table-cell>
          <table:table-cell office:value-type="float" office:value="-5" calcext:value-type="float">
            <text:p>-5</text:p>
          </table:table-cell>
          <table:table-cell office:value-type="float" office:value="3.9212157568" calcext:value-type="float">
            <text:p>3.9212157568</text:p>
          </table:table-cell>
          <table:table-cell office:value-type="float" office:value="0.0013918432" calcext:value-type="float">
            <text:p>0.001391843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952209558" calcext:value-type="float">
            <text:p>3.8952209558</text:p>
          </table:table-cell>
          <table:table-cell office:value-type="float" office:value="0.0013892442" calcext:value-type="float">
            <text:p>0.0013892442</text:p>
          </table:table-cell>
          <table:table-cell office:value-type="float" office:value="-7" calcext:value-type="float">
            <text:p>-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882223555" calcext:value-type="float">
            <text:p>3.8882223555</text:p>
          </table:table-cell>
          <table:table-cell office:value-type="float" office:value="0.0013885445" calcext:value-type="float">
            <text:p>0.0013885445</text:p>
          </table:table-cell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8862227554" calcext:value-type="float">
            <text:p>3.8862227554</text:p>
          </table:table-cell>
          <table:table-cell office:value-type="float" office:value="0.0013883446" calcext:value-type="float">
            <text:p>0.0013883446</text:p>
          </table:table-cell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7" calcext:value-type="float">
            <text:p>-37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812237552" calcext:value-type="float">
            <text:p>3.8812237552</text:p>
          </table:table-cell>
          <table:table-cell office:value-type="float" office:value="0.0013878448" calcext:value-type="float">
            <text:p>0.0013878448</text:p>
          </table:table-cell>
          <table:table-cell office:value-type="float" office:value="-13" calcext:value-type="float">
            <text:p>-13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8" calcext:value-type="float">
            <text:p>-38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1" calcext:value-type="float">
            <text:p>-41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2" calcext:value-type="float">
            <text:p>-42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3" calcext:value-type="float">
            <text:p>-43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5" calcext:value-type="float">
            <text:p>-45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2" calcext:value-type="float">
            <text:p>-2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7" calcext:value-type="float">
            <text:p>-47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3" calcext:value-type="float">
            <text:p>-2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9" calcext:value-type="float">
            <text:p>-49</text:p>
          </table:table-cell>
          <table:table-cell office:value-type="float" office:value="0.003871" calcext:value-type="float">
            <text:p>0.003871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0.00387" calcext:value-type="float">
            <text:p>0.00387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6" calcext:value-type="float">
            <text:p>-2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7" calcext:value-type="float">
            <text:p>-2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8" calcext:value-type="float">
            <text:p>-2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4" calcext:value-type="float">
            <text:p>-3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5" calcext:value-type="float">
            <text:p>-3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6" calcext:value-type="float">
            <text:p>-3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7" calcext:value-type="float">
            <text:p>-3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8" calcext:value-type="float">
            <text:p>-3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9" calcext:value-type="float">
            <text:p>-3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0" calcext:value-type="float">
            <text:p>-4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1" calcext:value-type="float">
            <text:p>-4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2" calcext:value-type="float">
            <text:p>-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3" calcext:value-type="float">
            <text:p>-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4" calcext:value-type="float">
            <text:p>-4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5" calcext:value-type="float">
            <text:p>-4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7" calcext:value-type="float">
            <text:p>-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9" calcext:value-type="float">
            <text:p>-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50" calcext:value-type="float">
            <text:p>-50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0.0013866453" calcext:value-type="float">
            <text:p>0.0013866453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number-columns-repeated="1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51" calcext:value-type="float">
            <text:p>5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50" calcext:value-type="float">
            <text:p>5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9" calcext:value-type="float">
            <text:p>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8" calcext:value-type="float">
            <text:p>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7" calcext:value-type="float">
            <text:p>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6" calcext:value-type="float">
            <text:p>4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5" calcext:value-type="float">
            <text:p>45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4" calcext:value-type="float">
            <text:p>44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3" calcext:value-type="float">
            <text:p>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2" calcext:value-type="float">
            <text:p>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1" calcext:value-type="float">
            <text:p>4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0" calcext:value-type="float">
            <text:p>4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9" calcext:value-type="float">
            <text:p>3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8" calcext:value-type="float">
            <text:p>3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7" calcext:value-type="float">
            <text:p>37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6" calcext:value-type="float">
            <text:p>36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4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5" calcext:value-type="float">
            <text:p>3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4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4" calcext:value-type="float">
            <text:p>3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4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3" calcext:value-type="float">
            <text:p>3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4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2" calcext:value-type="float">
            <text:p>3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1" calcext:value-type="float">
            <text:p>31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4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0" calcext:value-type="float">
            <text:p>30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4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9" calcext:value-type="float">
            <text:p>29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4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8" calcext:value-type="float">
            <text:p>28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4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7" calcext:value-type="float">
            <text:p>27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6" calcext:value-type="float">
            <text:p>26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4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5" calcext:value-type="float">
            <text:p>25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4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4" calcext:value-type="float">
            <text:p>24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4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3" calcext:value-type="float">
            <text:p>23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4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2" calcext:value-type="float">
            <text:p>22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1" calcext:value-type="float">
            <text:p>21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4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20" calcext:value-type="float">
            <text:p>20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4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19" calcext:value-type="float">
            <text:p>19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4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8" calcext:value-type="float">
            <text:p>18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4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7" calcext:value-type="float">
            <text:p>17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16" calcext:value-type="float">
            <text:p>16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4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15" calcext:value-type="float">
            <text:p>15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4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14" calcext:value-type="float">
            <text:p>14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4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13" calcext:value-type="float">
            <text:p>13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4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12" calcext:value-type="float">
            <text:p>12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11" calcext:value-type="float">
            <text:p>11</text:p>
          </table:table-cell>
          <table:table-cell office:value-type="float" office:value="0.3617571059" calcext:value-type="float">
            <text:p>0.3617571059</text:p>
          </table:table-cell>
          <table:table-cell office:value-type="float" office:value="0.0718414016" calcext:value-type="float">
            <text:p>0.0718414016</text:p>
          </table:table-cell>
          <table:table-cell table:number-columns-repeated="1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4908292431" calcext:value-type="float">
            <text:p>0.4908292431</text:p>
          </table:table-cell>
          <table:table-cell office:value-type="float" office:value="0.0718871796" calcext:value-type="float">
            <text:p>0.0718871796</text:p>
          </table:table-cell>
          <table:table-cell office:value-type="float" office:value="10" calcext:value-type="float">
            <text:p>10</text:p>
          </table:table-cell>
          <table:table-cell office:value-type="float" office:value="0.4134366925" calcext:value-type="float">
            <text:p>0.4134366925</text:p>
          </table:table-cell>
          <table:table-cell office:value-type="float" office:value="0.0718650894" calcext:value-type="float">
            <text:p>0.0718650894</text:p>
          </table:table-cell>
          <table:table-cell table:number-columns-repeated="1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5941617153" calcext:value-type="float">
            <text:p>0.5941617153</text:p>
          </table:table-cell>
          <table:table-cell office:value-type="float" office:value="0.071934536" calcext:value-type="float">
            <text:p>0.071934536</text:p>
          </table:table-cell>
          <table:table-cell office:value-type="float" office:value="9" calcext:value-type="float">
            <text:p>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7749935417" calcext:value-type="float">
            <text:p>0.7749935417</text:p>
          </table:table-cell>
          <table:table-cell office:value-type="float" office:value="0.0720174096" calcext:value-type="float">
            <text:p>0.0720174096</text:p>
          </table:table-cell>
          <table:table-cell office:value-type="float" office:value="8" calcext:value-type="float">
            <text:p>8</text:p>
          </table:table-cell>
          <table:table-cell office:value-type="float" office:value="0.5943152455" calcext:value-type="float">
            <text:p>0.5943152455</text:p>
          </table:table-cell>
          <table:table-cell office:value-type="float" office:value="0.0719479965" calcext:value-type="float">
            <text:p>0.0719479965</text:p>
          </table:table-cell>
          <table:table-cell table:number-columns-repeated="1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9816584862" calcext:value-type="float">
            <text:p>0.9816584862</text:p>
          </table:table-cell>
          <table:table-cell office:value-type="float" office:value="0.0721121223" calcext:value-type="float">
            <text:p>0.0721121223</text:p>
          </table:table-cell>
          <table:table-cell office:value-type="float" office:value="7" calcext:value-type="float">
            <text:p>7</text:p>
          </table:table-cell>
          <table:table-cell office:value-type="float" office:value="0.7751937984" calcext:value-type="float">
            <text:p>0.7751937984</text:p>
          </table:table-cell>
          <table:table-cell office:value-type="float" office:value="0.0720309036" calcext:value-type="float">
            <text:p>0.0720309036</text:p>
          </table:table-cell>
          <table:table-cell table:number-columns-repeated="1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.2916559029" calcext:value-type="float">
            <text:p>1.2916559029</text:p>
          </table:table-cell>
          <table:table-cell office:value-type="float" office:value="0.0722541914" calcext:value-type="float">
            <text:p>0.0722541914</text:p>
          </table:table-cell>
          <table:table-cell office:value-type="float" office:value="6" calcext:value-type="float">
            <text:p>6</text:p>
          </table:table-cell>
          <table:table-cell office:value-type="float" office:value="0.9043927649" calcext:value-type="float">
            <text:p>0.9043927649</text:p>
          </table:table-cell>
          <table:table-cell office:value-type="float" office:value="0.072090123" calcext:value-type="float">
            <text:p>0.072090123</text:p>
          </table:table-cell>
          <table:table-cell table:number-columns-repeated="1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.5499870834" calcext:value-type="float">
            <text:p>1.5499870834</text:p>
          </table:table-cell>
          <table:table-cell office:value-type="float" office:value="0.0723725823" calcext:value-type="float">
            <text:p>0.0723725823</text:p>
          </table:table-cell>
          <table:table-cell office:value-type="float" office:value="5" calcext:value-type="float">
            <text:p>5</text:p>
          </table:table-cell>
          <table:table-cell office:value-type="float" office:value="1.1627906977" calcext:value-type="float">
            <text:p>1.1627906977</text:p>
          </table:table-cell>
          <table:table-cell office:value-type="float" office:value="0.0722085617" calcext:value-type="float">
            <text:p>0.0722085617</text:p>
          </table:table-cell>
          <table:table-cell table:number-columns-repeated="1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8341513821" calcext:value-type="float">
            <text:p>1.8341513821</text:p>
          </table:table-cell>
          <table:table-cell office:value-type="float" office:value="0.0725028123" calcext:value-type="float">
            <text:p>0.0725028123</text:p>
          </table:table-cell>
          <table:table-cell office:value-type="float" office:value="4" calcext:value-type="float">
            <text:p>4</text:p>
          </table:table-cell>
          <table:table-cell office:value-type="float" office:value="1.3953488372" calcext:value-type="float">
            <text:p>1.3953488372</text:p>
          </table:table-cell>
          <table:table-cell office:value-type="float" office:value="0.0723151566" calcext:value-type="float">
            <text:p>0.0723151566</text:p>
          </table:table-cell>
          <table:table-cell table:number-columns-repeated="1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1441487988" calcext:value-type="float">
            <text:p>2.1441487988</text:p>
          </table:table-cell>
          <table:table-cell office:value-type="float" office:value="0.0726448814" calcext:value-type="float">
            <text:p>0.0726448814</text:p>
          </table:table-cell>
          <table:table-cell office:value-type="float" office:value="3" calcext:value-type="float">
            <text:p>3</text:p>
          </table:table-cell>
          <table:table-cell office:value-type="float" office:value="1.7312661499" calcext:value-type="float">
            <text:p>1.7312661499</text:p>
          </table:table-cell>
          <table:table-cell office:value-type="float" office:value="0.072469127" calcext:value-type="float">
            <text:p>0.072469127</text:p>
          </table:table-cell>
          <table:table-cell table:number-columns-repeated="1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273314389" calcext:value-type="float">
            <text:p>2.273314389</text:p>
          </table:table-cell>
          <table:table-cell office:value-type="float" office:value="0.0727040769" calcext:value-type="float">
            <text:p>0.0727040769</text:p>
          </table:table-cell>
          <table:table-cell office:value-type="float" office:value="2" calcext:value-type="float">
            <text:p>2</text:p>
          </table:table-cell>
          <table:table-cell office:value-type="float" office:value="1.8604651163" calcext:value-type="float">
            <text:p>1.8604651163</text:p>
          </table:table-cell>
          <table:table-cell office:value-type="float" office:value="0.0725283463" calcext:value-type="float">
            <text:p>0.0725283463</text:p>
          </table:table-cell>
          <table:table-cell table:number-columns-repeated="14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2.2991475071" calcext:value-type="float">
            <text:p>2.2991475071</text:p>
          </table:table-cell>
          <table:table-cell office:value-type="float" office:value="0.072715916" calcext:value-type="float">
            <text:p>0.072715916</text:p>
          </table:table-cell>
          <table:table-cell office:value-type="float" office:value="1" calcext:value-type="float">
            <text:p>1</text:p>
          </table:table-cell>
          <table:table-cell office:value-type="float" office:value="2.1447028424" calcext:value-type="float">
            <text:p>2.1447028424</text:p>
          </table:table-cell>
          <table:table-cell office:value-type="float" office:value="0.0726586289" calcext:value-type="float">
            <text:p>0.0726586289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958150349" calcext:value-type="float">
            <text:p>2.1958150349</text:p>
          </table:table-cell>
          <table:table-cell office:value-type="float" office:value="0.0726685596" calcext:value-type="float">
            <text:p>0.0726685596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2.2480620155" calcext:value-type="float">
            <text:p>2.2480620155</text:p>
          </table:table-cell>
          <table:table-cell office:value-type="float" office:value="0.0727060044" calcext:value-type="float">
            <text:p>0.0727060044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74838543" calcext:value-type="float">
            <text:p>1.9374838543</text:p>
          </table:table-cell>
          <table:table-cell office:value-type="float" office:value="0.0725501687" calcext:value-type="float">
            <text:p>0.0725501687</text:p>
          </table:table-cell>
          <table:table-cell office:value-type="float" office:value="-1" calcext:value-type="float">
            <text:p>-1</text:p>
          </table:table-cell>
          <table:table-cell office:value-type="float" office:value="2.2739018088" calcext:value-type="float">
            <text:p>2.2739018088</text:p>
          </table:table-cell>
          <table:table-cell office:value-type="float" office:value="0.0727178483" calcext:value-type="float">
            <text:p>0.0727178483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82485146" calcext:value-type="float">
            <text:p>1.782485146</text:p>
          </table:table-cell>
          <table:table-cell office:value-type="float" office:value="0.0724791342" calcext:value-type="float">
            <text:p>0.0724791342</text:p>
          </table:table-cell>
          <table:table-cell office:value-type="float" office:value="-2" calcext:value-type="float">
            <text:p>-2</text:p>
          </table:table-cell>
          <table:table-cell office:value-type="float" office:value="2.1963824289" calcext:value-type="float">
            <text:p>2.1963824289</text:p>
          </table:table-cell>
          <table:table-cell office:value-type="float" office:value="0.0726823167" calcext:value-type="float">
            <text:p>0.0726823167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08214932" calcext:value-type="float">
            <text:p>1.4208214932</text:p>
          </table:table-cell>
          <table:table-cell office:value-type="float" office:value="0.0723133869" calcext:value-type="float">
            <text:p>0.0723133869</text:p>
          </table:table-cell>
          <table:table-cell office:value-type="float" office:value="-3" calcext:value-type="float">
            <text:p>-3</text:p>
          </table:table-cell>
          <table:table-cell office:value-type="float" office:value="1.8863049096" calcext:value-type="float">
            <text:p>1.8863049096</text:p>
          </table:table-cell>
          <table:table-cell office:value-type="float" office:value="0.0725401902" calcext:value-type="float">
            <text:p>0.0725401902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41565487" calcext:value-type="float">
            <text:p>1.2141565487</text:p>
          </table:table-cell>
          <table:table-cell office:value-type="float" office:value="0.0722186742" calcext:value-type="float">
            <text:p>0.0722186742</text:p>
          </table:table-cell>
          <table:table-cell office:value-type="float" office:value="-4" calcext:value-type="float">
            <text:p>-4</text:p>
          </table:table-cell>
          <table:table-cell office:value-type="float" office:value="1.6279069767" calcext:value-type="float">
            <text:p>1.6279069767</text:p>
          </table:table-cell>
          <table:table-cell office:value-type="float" office:value="0.0724217515" calcext:value-type="float">
            <text:p>0.072421751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58253681" calcext:value-type="float">
            <text:p>0.9558253681</text:p>
          </table:table-cell>
          <table:table-cell office:value-type="float" office:value="0.0721002833" calcext:value-type="float">
            <text:p>0.0721002833</text:p>
          </table:table-cell>
          <table:table-cell office:value-type="float" office:value="-5" calcext:value-type="float">
            <text:p>-5</text:p>
          </table:table-cell>
          <table:table-cell office:value-type="float" office:value="1.3436692506" calcext:value-type="float">
            <text:p>1.3436692506</text:p>
          </table:table-cell>
          <table:table-cell office:value-type="float" office:value="0.0722914688" calcext:value-type="float">
            <text:p>0.0722914688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08266598" calcext:value-type="float">
            <text:p>0.8008266598</text:p>
          </table:table-cell>
          <table:table-cell office:value-type="float" office:value="0.0720292487" calcext:value-type="float">
            <text:p>0.0720292487</text:p>
          </table:table-cell>
          <table:table-cell office:value-type="float" office:value="-6" calcext:value-type="float">
            <text:p>-6</text:p>
          </table:table-cell>
          <table:table-cell office:value-type="float" office:value="1.007751938" calcext:value-type="float">
            <text:p>1.007751938</text:p>
          </table:table-cell>
          <table:table-cell office:value-type="float" office:value="0.0721374985" calcext:value-type="float">
            <text:p>0.0721374985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58279514" calcext:value-type="float">
            <text:p>0.6458279514</text:p>
          </table:table-cell>
          <table:table-cell office:value-type="float" office:value="0.0719582142" calcext:value-type="float">
            <text:p>0.0719582142</text:p>
          </table:table-cell>
          <table:table-cell office:value-type="float" office:value="-7" calcext:value-type="float">
            <text:p>-7</text:p>
          </table:table-cell>
          <table:table-cell office:value-type="float" office:value="0.826873385" calcext:value-type="float">
            <text:p>0.826873385</text:p>
          </table:table-cell>
          <table:table-cell office:value-type="float" office:value="0.0720545913" calcext:value-type="float">
            <text:p>0.0720545913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83285973" calcext:value-type="float">
            <text:p>0.5683285973</text:p>
          </table:table-cell>
          <table:table-cell office:value-type="float" office:value="0.0719226969" calcext:value-type="float">
            <text:p>0.0719226969</text:p>
          </table:table-cell>
          <table:table-cell office:value-type="float" office:value="-8" calcext:value-type="float">
            <text:p>-8</text:p>
          </table:table-cell>
          <table:table-cell office:value-type="float" office:value="0.6201550388" calcext:value-type="float">
            <text:p>0.6201550388</text:p>
          </table:table-cell>
          <table:table-cell office:value-type="float" office:value="0.0719598403" calcext:value-type="float">
            <text:p>0.071959840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4996125" calcext:value-type="float">
            <text:p>0.464996125</text:p>
          </table:table-cell>
          <table:table-cell office:value-type="float" office:value="0.0718753405" calcext:value-type="float">
            <text:p>0.0718753405</text:p>
          </table:table-cell>
          <table:table-cell office:value-type="float" office:value="-9" calcext:value-type="float">
            <text:p>-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133298889" calcext:value-type="float">
            <text:p>0.4133298889</text:p>
          </table:table-cell>
          <table:table-cell office:value-type="float" office:value="0.0718516624" calcext:value-type="float">
            <text:p>0.0718516624</text:p>
          </table:table-cell>
          <table:table-cell office:value-type="float" office:value="-10" calcext:value-type="float">
            <text:p>-10</text:p>
          </table:table-cell>
          <table:table-cell office:value-type="float" office:value="0.3875968992" calcext:value-type="float">
            <text:p>0.3875968992</text:p>
          </table:table-cell>
          <table:table-cell office:value-type="float" office:value="0.0718532455" calcext:value-type="float">
            <text:p>0.0718532455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-11" calcext:value-type="float">
            <text:p>-11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-12" calcext:value-type="float">
            <text:p>-12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41642986" calcext:value-type="float">
            <text:p>0.2841642986</text:p>
          </table:table-cell>
          <table:table-cell office:value-type="float" office:value="0.0717924669" calcext:value-type="float">
            <text:p>0.0717924669</text:p>
          </table:table-cell>
          <table:table-cell office:value-type="float" office:value="-13" calcext:value-type="float">
            <text:p>-13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-14" calcext:value-type="float">
            <text:p>-14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24980625" calcext:value-type="float">
            <text:p>0.2324980625</text:p>
          </table:table-cell>
          <table:table-cell office:value-type="float" office:value="0.0717687887" calcext:value-type="float">
            <text:p>0.0717687887</text:p>
          </table:table-cell>
          <table:table-cell office:value-type="float" office:value="-15" calcext:value-type="float">
            <text:p>-15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-16" calcext:value-type="float">
            <text:p>-16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-17" calcext:value-type="float">
            <text:p>-17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8" calcext:value-type="float">
            <text:p>-18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9" calcext:value-type="float">
            <text:p>-19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0" calcext:value-type="float">
            <text:p>-20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1" calcext:value-type="float">
            <text:p>-21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2" calcext:value-type="float">
            <text:p>-2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3" calcext:value-type="float">
            <text:p>-2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4" calcext:value-type="float">
            <text:p>-2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5" calcext:value-type="float">
            <text:p>-2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6" calcext:value-type="float">
            <text:p>-2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7" calcext:value-type="float">
            <text:p>-27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8" calcext:value-type="float">
            <text:p>-2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9" calcext:value-type="float">
            <text:p>-2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30" calcext:value-type="float">
            <text:p>-3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1" calcext:value-type="float">
            <text:p>-3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2" calcext:value-type="float">
            <text:p>-32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3" calcext:value-type="float">
            <text:p>-33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4" calcext:value-type="float">
            <text:p>-3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5" calcext:value-type="float">
            <text:p>-3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6" calcext:value-type="float">
            <text:p>-3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7" calcext:value-type="float">
            <text:p>-3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8" calcext:value-type="float">
            <text:p>-3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9" calcext:value-type="float">
            <text:p>-3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0" calcext:value-type="float">
            <text:p>-40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1" calcext:value-type="float">
            <text:p>-4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2" calcext:value-type="float">
            <text:p>-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3" calcext:value-type="float">
            <text:p>-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4" calcext:value-type="float">
            <text:p>-4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5" calcext:value-type="float">
            <text:p>-4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6" calcext:value-type="float">
            <text:p>-4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7" calcext:value-type="float">
            <text:p>-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8" calcext:value-type="float">
            <text:p>-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9" calcext:value-type="float">
            <text:p>-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0716755874" calcext:value-type="float">
            <text:p>0.071675587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00:06:13.916108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01:25:13.040642947</dc:date>
    <meta:generator>LibreOffice/4.2.8.2$Linux_X86_64 LibreOffice_project/420m0$Build-2</meta:generator>
    <meta:editing-duration>PT47M37S</meta:editing-duration>
    <meta:editing-cycles>2</meta:editing-cycles>
    <meta:document-statistic meta:table-count="1" meta:cell-count="1799" meta:object-count="0"/>
  </office:meta>
</office:document-meta>
</file>